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1.5236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2402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1.3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Processes</text:p>
          </table:table-cell>
          <table:table-cell table:style-name="ce1" office:value-type="string">
            <text:p>Backoff limit</text:p>
          </table:table-cell>
          <table:table-cell table:style-name="ce1" office:value-type="string">
            <text:p>Property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min PRISM</text:p>
          </table:table-cell>
          <table:table-cell table:style-name="ce1" office:value-type="string">
            <text:p>Rmin PRISM</text:p>
          </table:table-cell>
          <table:table-cell table:style-name="ce1" office:value-type="string">
            <text:p>Rmin PLASMA</text:p>
          </table:table-cell>
          <table:table-cell table:style-name="ce1" office:value-type="string">
            <text:p>Rmax PRISM</text:p>
          </table:table-cell>
          <table:table-cell table:style-name="ce1" office:value-type="string">
            <text:p>Rmax PLASMA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Time Min</text:p>
          </table:table-cell>
          <table:table-cell table:style-name="ce1" office:value-type="string">
            <text:p>Time Max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office:value-type="string">
            <text:p>F &lt;=#T “all delivered”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66.95">
            <text:p>66.95</text:p>
          </table:table-cell>
          <table:table-cell office:value-type="float" office:value="70.67">
            <text:p>70.67</text:p>
          </table:table-cell>
          <table:table-cell office:value-type="float" office:value="70.72">
            <text:p>70.7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114s (8)</text:p>
          </table:table-cell>
          <table:table-cell office:value-type="string">
            <text:p>135s (8)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office:value-type="string">
            <text:p>F &lt;=#T “one delivered”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5.01">
            <text:p>35.01</text:p>
          </table:table-cell>
          <table:table-cell office:value-type="float" office:value="37">
            <text:p>37</text:p>
          </table:table-cell>
          <table:table-cell office:value-type="float" office:value="36.74">
            <text:p>36.7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 office:value-type="string">
            <text:p>96s (8)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 &lt;=#T “all delivered”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75.65">
            <text:p>75.65</text:p>
          </table:table-cell>
          <table:table-cell office:value-type="float" office:value="75.64">
            <text:p>75.64</text:p>
          </table:table-cell>
          <table:table-cell table:number-columns-repeated="2" office:value-type="float" office:value="78.97">
            <text:p>78.9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138s (8)</text:p>
          </table:table-cell>
          <table:table-cell office:value-type="string">
            <text:p>144s (8)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 &lt;=#T “one delivered”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5.37">
            <text:p>35.37</text:p>
          </table:table-cell>
          <table:table-cell office:value-type="float" office:value="35.31">
            <text:p>35.31</text:p>
          </table:table-cell>
          <table:table-cell office:value-type="float" office:value="37">
            <text:p>37</text:p>
          </table:table-cell>
          <table:table-cell office:value-type="float" office:value="37.02">
            <text:p>37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 office:value-type="string">
            <text:p>96s (8)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 &lt;=#T “all delivered”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84.59">
            <text:p>84.59</text:p>
          </table:table-cell>
          <table:table-cell office:value-type="float" office:value="84.65">
            <text:p>84.65</text:p>
          </table:table-cell>
          <table:table-cell office:value-type="float" office:value="89.26">
            <text:p>89.26</text:p>
          </table:table-cell>
          <table:table-cell office:value-type="float" office:value="89">
            <text:p>8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 office:value-type="string">
            <text:p>144s (8)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 &lt;=#T “one delivered”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5.38">
            <text:p>35.38</text:p>
          </table:table-cell>
          <table:table-cell office:value-type="float" office:value="35.3">
            <text:p>35.3</text:p>
          </table:table-cell>
          <table:table-cell office:value-type="float" office:value="37.02">
            <text:p>37.02</text:p>
          </table:table-cell>
          <table:table-cell office:value-type="float" office:value="37.04">
            <text:p>37.0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 office:value-type="string">
            <text:p>96s (8)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 &lt;=#T “all delivered”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2" office:value-type="float" office:value="93.6">
            <text:p>93.6</text:p>
          </table:table-cell>
          <table:table-cell office:value-type="float" office:value="105.2">
            <text:p>105.2</text:p>
          </table:table-cell>
          <table:table-cell office:value-type="float" office:value="103.2">
            <text:p>103.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117s (32)</text:p>
          </table:table-cell>
          <table:table-cell office:value-type="string">
            <text:p>228s (8)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 &lt;=#T “one delivered”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float" office:value="36.2">
            <text:p>36.2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96s (8)</text:p>
          </table:table-cell>
          <table:table-cell office:value-type="string">
            <text:p>120s (8)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 &lt;=#T “all delivered”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 &lt;=#T “one delivered”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 table:number-rows-repeated="6">
          <table:table-cell table:number-columns-repeated="14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 &lt;=#T “all delivered”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 &lt;=#T “one delivered”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 table:number-rows-repeated="1048556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10-11T10:59:32</meta:creation-date>
    <dc:date>2014-10-15T14:42:33</dc:date>
    <dc:creator>LOUIS-MARIE TRAONOUEZ</dc:creator>
    <meta:editing-duration>PT3H46M36S</meta:editing-duration>
    <meta:editing-cycles>61</meta:editing-cycles>
    <meta:generator>LibreOffice/3.5$Linux_X86_64 LibreOffice_project/350m1$Build-2</meta:generator>
    <meta:document-statistic meta:table-count="3" meta:cell-count="158" meta:object-count="0"/>
  </office:meta>
</office:document-meta>
</file>